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a6ce" officeooo:paragraph-rsid="000e3e4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0fa6ce" officeooo:paragraph-rsid="000e3e4e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0pt" fo:font-weight="normal" officeooo:rsid="00109063" officeooo:paragraph-rsid="000e3e4e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0fa6ce" officeooo:paragraph-rsid="000e3e4e" style:font-size-asian="12pt" style:font-weight-asian="normal" style:font-size-complex="12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0e3e4e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0e3e4e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officeooo:rsid="000e3e4e" style:font-size-asian="32pt" style:font-size-complex="32pt"/>
    </style:style>
    <style:style style:name="gr1" style:family="graphic">
      <style:graphic-properties svg:stroke-color="#000000" draw:fill="none" draw:textarea-vertical-align="middle" draw:auto-grow-height="false" fo:min-height="2.833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Vou Sobreviver<text:tab/></text:span><text:tab/>Ministério Além do Véu<text:tab/><text:span text:style-name="T3">[ </text:span><text:span text:style-name="T4">04</text:span><text:span text:style-name="T3"> ]</text:span></text:p>
      <text:p text:style-name="P4"><text:span text:style-name="T3"/></text:p>
      <text:p text:style-name="P2">A tempestade vai passar,</text:p>
      <text:p text:style-name="P2">Mas a promessa ficará pra sempre, viva em mim</text:p>
      <text:p text:style-name="P2">E quando o dia clarear eu saberei que toda noite acaba,</text:p>
      <text:p text:style-name="P2">Pro sol brilhar,</text:p>
      <text:p text:style-name="P2">Posso enfrentar o dia mal, eu não vou desistir</text:p>
      <text:p text:style-name="P2">Até mesmo se ferido for eu não vou desistir,</text:p>
      <text:p text:style-name="P2">Creio em ti, creio em ti meu Senhor</text:p>
      <text:p text:style-name="P2"/>
      <text:p text:style-name="P2">Tu és a força da minha vida,</text:p>
      <text:p text:style-name="P2">Venha o que vier eu vou sobreviver,</text:p>
      <text:p text:style-name="P2">Tua palavra me encoraja,</text:p>
      <text:p text:style-name="P2">Venha o que vier eu vou sobreviver,</text:p>
      <text:p text:style-name="P2"/>
      <text:p text:style-name="P2">*** Posso enfrentar o dia mal, eu não vou desistir</text:p>
      <text:p text:style-name="P2">Até mesmo se ferido for eu não vou desistir,</text:p>
      <text:p text:style-name="P2">Eu creio em ti, eu creio em ti meu Senhor</text:p>
      <text:p text:style-name="P2"/>
      <text:p text:style-name="P2"><draw:custom-shape text:anchor-type="paragraph" draw:z-index="0" draw:style-name="gr1" draw:text-style-name="P5" svg:width="0.424cm" svg:height="2.832cm" svg:x="11.467cm" svg:y="0.028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7" svg:width="1.059cm" svg:height="2.691cm" svg:x="11.89cm" svg:y="0.185cm"><draw:text-box><text:p text:style-name="P6">2x</text:p><text:p text:style-name="P6">F</text:p><text:p text:style-name="P6">I</text:p><text:p text:style-name="P6">N</text:p><text:p text:style-name="P6">A</text:p><text:p text:style-name="P6">L</text:p></draw:text-box></draw:frame>Tu és a força da minha vida,</text:p>
      <text:p text:style-name="P2">Venha o que vier eu vou sobreviver,</text:p>
      <text:p text:style-name="P2">Tua palavra me encoraja,</text:p>
      <text:p text:style-name="P2">Venha o que vier eu vou sobreviver</text:p>
      <text:p text:style-name="P2"/>
      <text:p text:style-name="P2">Vou sobreviver, seguro estou</text:p>
      <text:p text:style-name="P2">Vou sobreviver, eu confio em ti</text:p>
      <text:p text:style-name="P2">Vou sobreviver, firmado estou</text:p>
      <text:p text:style-name="P2">Vou sobreviver, eu creio em ti</text:p>
      <text:p text:style-name="P3">Senh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5:39:52.734204529</dc:date>
    <meta:editing-duration>PT16M5S</meta:editing-duration>
    <meta:editing-cycles>7</meta:editing-cycles>
    <meta:generator>LibreOffice/5.4.1.2.0$Linux_X86_64 LibreOffice_project/40m0$Build-2</meta:generator>
    <meta:document-statistic meta:table-count="0" meta:image-count="0" meta:object-count="0" meta:page-count="1" meta:paragraph-count="24" meta:word-count="162" meta:character-count="812" meta:non-whitespace-character-count="673"/>
  </office:meta>
</office:document-meta>
</file>